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cion CU: Busqueda de usuarios.</text:p>
      <text:p text:style-name="Standard"/>
      <text:p text:style-name="Standard">Para realizar esta busqueda se deberá otorgar el nombre y/o el apellido del usuario. Los resultados seran todos los que coinsidan con lo pedido. Se mostraran todos los encontrados, ya seas aun amigos del usario conectado o no. En el primer caso, se le permitira acceder al muro, y en el otro, se permitira enviar una solicitud de amist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6T13:06:47</meta:creation-date>
    <meta:document-statistic meta:table-count="0" meta:image-count="0" meta:object-count="0" meta:page-count="1" meta:paragraph-count="2" meta:word-count="64" meta:character-count="375"/>
    <dc:date>2011-04-16T13:17:49</dc:date>
    <meta:editing-duration>PT11M2S</meta:editing-duration>
    <meta:editing-cycles>1</meta:editing-cycles>
    <meta:generator>LibreOffice/3.3$Unix LibreOffice_project/330m19$Build-202</meta:generator>
  </office:meta>
</office:document-meta>
</file>